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50c13" officeooo:paragraph-rsid="00050c13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7c372" officeooo:paragraph-rsid="0007c372"/>
    </style:style>
    <style:style style:name="P4" style:family="paragraph" style:parent-style-name="Standard" style:list-style-name="L1">
      <style:text-properties officeooo:rsid="00050c13" officeooo:paragraph-rsid="00050c13"/>
    </style:style>
    <style:style style:name="P5" style:family="paragraph" style:parent-style-name="Standard" style:list-style-name="L1">
      <style:text-properties officeooo:rsid="0006db6c" officeooo:paragraph-rsid="0006db6c"/>
    </style:style>
    <style:style style:name="P6" style:family="paragraph" style:parent-style-name="Standard" style:list-style-name="L1">
      <style:text-properties officeooo:rsid="0009392d" officeooo:paragraph-rsid="0009392d"/>
    </style:style>
    <style:style style:name="T1" style:family="text">
      <style:text-properties officeooo:rsid="0006d8ff"/>
    </style:style>
    <style:style style:name="T2" style:family="text">
      <style:text-properties officeooo:rsid="0009392d"/>
    </style:style>
    <style:style style:name="T3" style:family="text">
      <style:text-properties officeooo:rsid="0009e7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the RL problem seems too hard to learn in a data efficient way with the actions defined at the lowest level.</text:p>
      <text:p text:style-name="P1"/>
      <text:p text:style-name="P1">Proposed alternative: compress strategy to a fixed size vector and</text:p>
      <text:p text:style-name="P1">- Let different strategies compete</text:p>
      <text:p text:style-name="P1">- Evolve the search range of the strategy</text:p>
      <text:p text:style-name="P1"/>
      <text:p text:style-name="P2">What to store in the game replay?</text:p>
      <text:list xml:id="list3357858443" text:style-name="L1">
        <text:list-item>
          <text:p text:style-name="P4"><text:span text:style-name="T1">List</text:span> of the <text:span text:style-name="T1">dict of </text:span>agent strategies</text:p>
        </text:list-item>
        <text:list-item>
          <text:p text:style-name="P4">Initial halite setup</text:p>
        </text:list-item>
        <text:list-item>
          <text:p text:style-name="P4">Terminal agent scores</text:p>
        </text:list-item>
        <text:list-item>
          <text:p text:style-name="P4">Terminal agent rewards</text:p>
        </text:list-item>
        <text:list-item>
          <text:p text:style-name="P4">Terminal agent fleet statistics</text:p>
        </text:list-item>
        <text:list-item>
          <text:p text:style-name="P4"><text:span text:style-name="T3">G</text:span>ame_id</text:p>
        </text:list-item>
      </text:list>
      <text:p text:style-name="P1"/>
      <text:p text:style-name="P2">Agent strategy parameters?</text:p>
      <text:p text:style-name="P3">For now: don’t take episode stage <text:span text:style-name="T2">explicitly </text:span>into account</text:p>
      <text:list xml:id="list122402780119855" text:continue-numbering="true" text:style-name="L1">
        <text:list-item>
          <text:p text:style-name="P5">Parameters related to fixed rule of conversion of ships (independent for now)</text:p>
        </text:list-item>
        <text:list-item>
          <text:p text:style-name="P6">Parameters to rank the value of each of the 5 ship actions</text:p>
        </text:list-item>
        <text:list-item>
          <text:p text:style-name="P6">Parameters to deterministically decide on when to spawn a new ship at a base</text:p>
        </text:list-item>
      </text:list>
      <text:p text:style-name="P1"/>
      <text:p text:style-name="P2"><text:span text:style-name="T1">How to select the low level actions</text:span>?</text:p>
      <text:list xml:id="list122404835718912" text:continue-numbering="true" text:style-name="L1">
        <text:list-item>
          <text:p text:style-name="P5">Action selection order: ships that decide to convert, <text:span text:style-name="T2">while still being within the</text:span> conversion budget</text:p>
        </text:list-item>
        <text:list-item>
          <text:p text:style-name="P5">Other ships <text:span text:style-name="T2">in order of most halite on board</text:span></text:p>
        </text:list-item>
        <text:list-item>
          <text:p text:style-name="P6">Bases: spawn or do noth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4-23T16:51:21.062698283</dc:date>
    <meta:editing-duration>P4DT5H39M</meta:editing-duration>
    <meta:editing-cycles>3</meta:editing-cycles>
    <meta:document-statistic meta:table-count="0" meta:image-count="0" meta:object-count="0" meta:page-count="1" meta:paragraph-count="20" meta:word-count="172" meta:character-count="942" meta:non-whitespace-character-count="802"/>
  </office:meta>
</office:document-meta>
</file>